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15in" text:min-label-width="0.15in" text:list-level-position-and-space-mode="label-alignment">
          <style:list-level-label-alignment text:label-followed-by="listtab" fo:margin-left="0.3in" fo:text-indent="-0.1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15in" text:min-label-width="0.15in" text:list-level-position-and-space-mode="label-alignment">
          <style:list-level-label-alignment text:label-followed-by="listtab" fo:margin-left="0.3in" fo:text-indent="-0.1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15in" text:min-label-width="0.15in" text:list-level-position-and-space-mode="label-alignment">
          <style:list-level-label-alignment text:label-followed-by="listtab" fo:margin-left="0.3in" fo:text-indent="-0.1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15in" text:min-label-width="0.15in" text:list-level-position-and-space-mode="label-alignment">
          <style:list-level-label-alignment text:label-followed-by="listtab" fo:margin-left="0.3in" fo:text-indent="-0.15in"/>
        </style:list-level-properties>
        <style:text-properties style:font-name="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10" style:parent-style-name="Textbody" style:family="paragraph">
      <style:paragraph-properties fo:line-height="100%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style="italic" style:font-style-asian="italic" style:font-style-complex="italic"/>
    </style:style>
    <style:style style:name="P13" style:parent-style-name="Textbody" style:family="paragraph">
      <style:paragraph-properties fo:line-height="100%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style="italic" style:font-style-asian="italic" style:font-style-complex="italic"/>
    </style:style>
    <style:style style:name="P17" style:parent-style-name="Heading2" style:family="paragraph">
      <style:paragraph-properties style:vertical-align="auto"/>
      <style:text-properties fo:hyphenate="true"/>
    </style:style>
    <style:style style:name="P18" style:parent-style-name="BodyText" style:family="paragraph">
      <style:paragraph-properties fo:line-height="100%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style="italic" style:font-style-asian="italic" style:font-style-complex="italic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BodyText" style:family="paragraph">
      <style:paragraph-properties fo:line-height="100%"/>
    </style:style>
    <style:style style:name="P23" style:parent-style-name="BodyText" style:family="paragraph">
      <style:paragraph-properties fo:line-height="100%"/>
    </style:style>
    <style:style style:name="P24" style:parent-style-name="Textbody" style:family="paragraph">
      <style:paragraph-properties fo:line-height="100%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style="italic" style:font-style-asian="italic" style:font-style-complex="italic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Textbody" style:family="paragraph">
      <style:paragraph-properties fo:line-height="100%"/>
    </style:style>
    <style:style style:name="P29" style:parent-style-name="Textbody" style:family="paragraph">
      <style:paragraph-properties fo:line-height="100%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Textbody" style:family="paragraph">
      <style:paragraph-properties fo:line-height="100%"/>
    </style:style>
    <style:style style:name="P32" style:parent-style-name="Textbody" style:family="paragraph">
      <style:paragraph-properties fo:line-height="100%"/>
    </style:style>
    <style:style style:name="P33" style:parent-style-name="Textbody" style:family="paragraph">
      <style:paragraph-properties fo:line-height="100%"/>
    </style:style>
    <style:style style:name="P34" style:parent-style-name="Textbody" style:family="paragraph">
      <style:paragraph-properties fo:line-height="100%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Textbody" style:family="paragraph">
      <style:paragraph-properties fo:line-height="100%"/>
    </style:style>
    <style:style style:name="P37" style:parent-style-name="Textbody" style:family="paragraph">
      <style:paragraph-properties fo:line-height="100%"/>
    </style:style>
    <style:style style:name="P38" style:parent-style-name="Textbody" style:family="paragraph">
      <style:paragraph-properties fo:line-height="100%"/>
    </style:style>
    <style:style style:name="P39" style:parent-style-name="Textbody" style:family="paragraph">
      <style:paragraph-properties fo:line-height="100%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P42" style:parent-style-name="Textbody" style:family="paragraph">
      <style:paragraph-properties fo:line-height="100%"/>
    </style:style>
    <style:style style:name="P43" style:parent-style-name="Textbody" style:family="paragraph">
      <style:paragraph-properties fo:line-height="100%"/>
    </style:style>
    <style:style style:name="P44" style:parent-style-name="Textbody" style:family="paragraph">
      <style:paragraph-properties fo:line-height="100%"/>
    </style:style>
    <style:style style:name="P45" style:parent-style-name="Textbody" style:family="paragraph">
      <style:paragraph-properties fo:line-height="100%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Textbody" style:family="paragraph">
      <style:paragraph-properties fo:line-height="100%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Textbody" style:family="paragraph">
      <style:paragraph-properties fo:line-height="100%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Textbody" style:family="paragraph">
      <style:paragraph-properties fo:line-height="100%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P53" style:parent-style-name="Textbody" style:family="paragraph">
      <style:paragraph-properties fo:line-height="100%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P55" style:parent-style-name="Textbody" style:family="paragraph">
      <style:paragraph-properties fo:line-height="100%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Textbody" style:family="paragraph">
      <style:paragraph-properties fo:line-height="100%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P59" style:parent-style-name="Textbody" style:family="paragraph">
      <style:paragraph-properties fo:line-height="100%"/>
    </style:style>
    <style:style style:name="T60" style:parent-style-name="DefaultParagraphFont" style:family="text">
      <style:text-properties fo:font-style="italic" style:font-style-asian="italic" style:font-style-complex="italic"/>
    </style:style>
    <style:style style:name="P61" style:parent-style-name="Textbody" style:family="paragraph">
      <style:paragraph-properties fo:line-height="100%"/>
    </style:style>
    <style:style style:name="T62" style:parent-style-name="DefaultParagraphFont" style:family="text">
      <style:text-properties fo:font-style="italic" style:font-style-asian="italic" style:font-style-complex="italic"/>
    </style:style>
    <style:style style:name="P63" style:parent-style-name="Textbody" style:family="paragraph">
      <style:paragraph-properties fo:line-height="100%"/>
    </style:style>
    <style:style style:name="T64" style:parent-style-name="DefaultParagraphFont" style:family="text">
      <style:text-properties fo:font-style="italic" style:font-style-asian="italic" style:font-style-complex="italic"/>
    </style:style>
    <style:style style:name="T65" style:parent-style-name="DefaultParagraphFont" style:family="text">
      <style:text-properties fo:font-style="italic" style:font-style-asian="italic" style:font-style-complex="italic"/>
    </style:style>
    <style:style style:name="P66" style:parent-style-name="Textbody" style:family="paragraph">
      <style:paragraph-properties fo:line-height="100%"/>
    </style:style>
    <style:style style:name="T67" style:parent-style-name="DefaultParagraphFont" style:family="text">
      <style:text-properties fo:font-style="italic" style:font-style-asian="italic" style:font-style-complex="italic"/>
    </style:style>
    <style:style style:name="P68" style:parent-style-name="Textbody" style:family="paragraph">
      <style:paragraph-properties fo:line-height="100%"/>
    </style:style>
    <style:style style:name="T69" style:parent-style-name="DefaultParagraphFont" style:family="text">
      <style:text-properties fo:font-style="italic" style:font-style-asian="italic" style:font-style-complex="italic"/>
    </style:style>
    <style:style style:name="T70" style:parent-style-name="DefaultParagraphFont" style:family="text">
      <style:text-properties fo:font-style="italic" style:font-style-asian="italic" style:font-style-complex="italic"/>
    </style:style>
  </office:automatic-styles>
  <office:body>
    <office:text text:use-soft-page-breaks="true">
      <text:p text:style-name="P1">Jamie Gordon</text:p>
      <text:p text:style-name="Subtitle">Education</text:p>
      <text:p text:style-name="P10"><text:span text:style-name="T11">2010-2015 – Computer Science, BS</text:span>,<text:s/><text:span text:style-name="T12">University of North Florida</text:span>, Jacksonville, 3.85 GPA. Dean’s List</text:p>
      <text:p text:style-name="P13"><text:span text:style-name="T14">2006-2010</text:span><text:span text:style-name="T15"><text:s/>– International Baccalaureate Program</text:span>,<text:s/><text:span text:style-name="T16">Spruce Creek High School</text:span>, Port Orange, 4.65 GPA. Summa cum Laude</text:p>
      <text:p text:style-name="Subtitle">Experience</text:p>
      <text:h text:style-name="P17" text:outline-level="2">Smart Pharmacy</text:h>
      <text:p text:style-name="P18"><text:span text:style-name="T19">August 2018—Present</text:span>,<text:s/><text:span text:style-name="T20">Orlando, FL (remote)<text:s/></text:span><text:span text:style-name="T21">Software Engineer</text:span></text:p>
      <text:p text:style-name="BodyText">Designing tools for pharmacy back-end and patient front-end.</text:p>
      <text:list text:style-name="LFO4" text:continue-numbering="true">
        <text:list-item>
          <text:p text:style-name="P22">Designing tracking system for prescriptions from fill/refill to shipping.</text:p>
        </text:list-item>
        <text:list-item>
          <text:p text:style-name="P23">Building front-end for patient payments for prescriptions and refilling prescriptions.</text:p>
        </text:list-item>
      </text:list>
      <text:h text:style-name="Heading2" text:outline-level="2">ROI Revolution</text:h>
      <text:p text:style-name="P24"><text:span text:style-name="T25">2013-Present</text:span>,<text:s/><text:span text:style-name="T26">Orlando, FL<text:s/></text:span><text:span text:style-name="T27">Software Engineer</text:span></text:p>
      <text:p text:style-name="P28">Worked on tools to help analysts improve online advertising results for ROI’s clients.</text:p>
      <text:p text:style-name="P29"><text:span text:style-name="T30">PUSH –<text:s/></text:span>An application for managing client product feeds.</text:p>
      <text:list text:style-name="LFO1" text:continue-numbering="true">
        <text:list-item>
          <text:p text:style-name="P31">Designed system for downloading and parsing different types of feeds (csv, XML, etc.) from various sources like URLs, FTP locations, and shopping cart APIs</text:p>
        </text:list-item>
        <text:list-item>
          <text:p text:style-name="P32">Built process for users to transform these raw feeds into feeds structured for Google, Bing, and other advertising platforms.</text:p>
        </text:list-item>
        <text:list-item>
          <text:p text:style-name="P33">Automated loading, transforming, and submission of feeds on a scheduled basis using background workers.</text:p>
        </text:list-item>
      </text:list>
      <text:p text:style-name="P34"><text:span text:style-name="T35">YARD –<text:s/></text:span>A system in Elixir for warehousing of Amazon Sponsored Products sales data.</text:p>
      <text:list text:style-name="LFO2" text:continue-numbering="true">
        <text:list-item>
          <text:p text:style-name="P36">Downloads and stores historical cost and sales data for various Amazon advertising platforms.</text:p>
        </text:list-item>
        <text:list-item>
          <text:p text:style-name="P37">Parallelized daily report downloads as quickly as possible through Amazon’s APIs.</text:p>
        </text:list-item>
        <text:list-item>
          <text:p text:style-name="P38">Also provided an internal API for querying and aggregating overtime sales data for reporting and analysis.</text:p>
        </text:list-item>
      </text:list>
      <text:p text:style-name="P39"><text:span text:style-name="T40">EDGE</text:span><text:s/><text:span text:style-name="T41">–</text:span><text:s/>A<text:s/>Rails Application that automates campaign buildouts for Google AdWords and Bing Adcenter.</text:p>
      <text:list text:style-name="LFO3" text:continue-numbering="true">
        <text:list-item>
          <text:p text:style-name="P42">Added interface for seeing unposted campaign elements and managing conflicts.</text:p>
        </text:list-item>
        <text:list-item>
          <text:p text:style-name="P43">Overhauled<text:s/>interface design when upgrading Bootstrap framework from 2 to 3.</text:p>
        </text:list-item>
        <text:list-item>
          <text:p text:style-name="P44">Refactored monolithic database models.</text:p>
        </text:list-item>
      </text:list>
      <text:p text:style-name="Subtitle">Skills</text:p>
      <text:p text:style-name="P45"><text:span text:style-name="T46">Ruby</text:span><text:s/>– Significant experience with Ruby on Rails &amp; Jruby</text:p>
      <text:soft-page-break/>
      <text:p text:style-name="P47"><text:span text:style-name="T48">Elixir</text:span><text:s/>– Experienced with concurrency concepts like GenStage &amp; Flow as well as GenServers and Applications.</text:p>
      <text:p text:style-name="P49"><text:span text:style-name="T50">Postgresql</text:span><text:s/>– Projects are very read &amp; write heavy and deal with large data</text:p>
      <text:p text:style-name="P51"><text:span text:style-name="T52">Other Langauges</text:span><text:s/>– Java, Javascript (Node), HTML, CSS</text:p>
      <text:p text:style-name="P53"><text:span text:style-name="T54">Tools</text:span><text:s/>– Git &amp; GitHub, Amazon AWS</text:p>
      <text:p text:style-name="P55"><text:span text:style-name="T56">OS</text:span><text:s/>– Windows, Ubuntu Linux, Mac OSX</text:p>
      <text:p text:style-name="P57"><text:span text:style-name="T58">Software</text:span><text:s/>– Word, Excel, and PowerPoint</text:p>
      <text:p text:style-name="Subtitle">Publications</text:p>
      <text:p text:style-name="P59">B. Seyed-Abbassi and J. Gordon, “Distributed XML with tag shuffling in cloud computing,” in WORLDCOMP’15<text:s/><text:span text:style-name="T60">Proceedings of the 2015 International Conference on Grid &amp; Cloud Computing &amp; Applications (GCA 2015)</text:span>, Las Vegas Nevada, USA, Jul. 2015, pp. 43–49. [Online]. Available:<text:s/><text:a xlink:href="http://www.world-academy-of-science.org/" office:target-frame-name="_top" xlink:show="replace">www.world-academy-of-science.org</text:a></text:p>
      <text:p text:style-name="P61">J. S. Gordon and R. Roggio,“A Comparison of Software Testing Using the Object-Oriented Paradigm and Traditional Testing,”<text:s/><text:span text:style-name="T62">Journal of Information Systems Applied Research (JISAR 2014)</text:span>, vol. 7, no.2,pp.39–49,2014.[Online].Available:<text:s/><text:a xlink:href="http://www.jisar.org/2014-7/N2/JISARv7n2p39.html" office:target-frame-name="_top" xlink:show="replace">http://www.jisar.org/2014-7/N2/JISARv7n2p39.html</text:a></text:p>
      <text:p text:style-name="P63">R. F. Roggio, J. S. Gordon, and J. R. Comer, “Taxonomy of common software testing terminology: Framework for key software engineering testing concepts,” J<text:span text:style-name="T64">o</text:span><text:span text:style-name="T65">urnal of Information Systems Applied Research (JISAR 2014)</text:span>, vol. 7, no. 2, pp. 4–12, 2014. [Online]. Available:<text:s/><text:a xlink:href="http://www.jisar.org/2014-7/N2/JISARv7n2p4.html" office:target-frame-name="_top" xlink:show="replace">http://www.jisar.org/2014-7/N2/JISARv7n2p4.html</text:a></text:p>
      <text:p text:style-name="P66">J. S. Gordon and R. F. Roggio,<text:s/>“A comparison of software testing using the object-oriented paradigm and traditional testing,” in<text:s/><text:span text:style-name="T67">2013 Proceedings of the Conference for Information Systems Applied Research (CONISAR 2013)</text:span>, San Antonio Texas, USA, Nov. 2013. [Online]. Available:<text:s/><text:a xlink:href="http://proc.conisar.org/2013/pdf/2813.pdf" office:target-frame-name="_top" xlink:show="replace">http://proc.conisar.org/2013/pdf/2813.pdf</text:a></text:p>
      <text:p text:style-name="P68">R. F. Roggio, J. S. Gordon, and J. R. Comer, “Taxonomy of common software testing terminology: Framework for key software engineering testing concepts,” in<text:s/><text:span text:style-name="T69">2013 Proc</text:span><text:span text:style-name="T70">eedings of the Conference for Information Systems Applied Research (CONISAR 2013)</text:span>, San Antonio Texas, USA, Nov. 2013. [Online]. Available:<text:s/><text:a xlink:href="http://proc.conisar.org/2013/pdf/2822.pdf" office:target-frame-name="_top" xlink:show="replace">http://proc.conisar.org/2013/pdf/2822.pdf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fo:font-weight="bold" style:font-weight-asian="bold" fo:font-style="italic" style:font-style-asian="italic" style:font-style-complex="italic" fo:text-transform="uppercase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style:font-name="Liberation Sans" style:font-name-asian="Liberation Sans" style:font-name-complex="Liberation Sans" fo:font-size="10.5pt" style:font-size-asian="10.5pt"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end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border="0.0034in solid #579835" fo:padding="0.0138in" style:shadow="none" fo:text-align="center" fo:margin-top="0.0416in"/>
      <style:text-properties fo:color="#579835" fo:font-size="18pt" style:font-size-asian="18pt" style:font-size-complex="18pt" fo:background-color="#FFFFFF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odyText" style:display-name="Body Text" style:family="paragraph" style:parent-style-name="Normal">
      <style:paragraph-properties style:vertical-align="auto" fo:margin-bottom="0.0972in" fo:line-height="120%"/>
      <style:text-properties style:font-name="Liberation Sans" style:letter-kerning="true" fo:font-size="10pt" style:font-size-asian="10pt" fo:hyphenate="true"/>
    </style:style>
    <style:style style:name="BodyTextChar" style:display-name="Body Text Char" style:family="text" style:parent-style-name="DefaultParagraphFont">
      <style:text-properties style:font-name="Liberation Sans" style:letter-kerning="tru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 style:font-name-complex="OpenSymbol"/>
    </style:style>
    <style:style style:name="WW_CharLFO4LVL2" style:family="text">
      <style:text-properties style:font-name="OpenSymbol" style:font-name-complex="OpenSymbol"/>
    </style:style>
    <style:style style:name="WW_CharLFO4LVL3" style:family="text">
      <style:text-properties style:font-name="OpenSymbol" style:font-name-complex="OpenSymbol"/>
    </style:style>
    <style:style style:name="WW_CharLFO4LVL4" style:family="text">
      <style:text-properties style:font-name="Symbol" style:font-name-complex="OpenSymbol"/>
    </style:style>
    <style:style style:name="WW_CharLFO4LVL5" style:family="text">
      <style:text-properties style:font-name="OpenSymbol" style:font-name-complex="OpenSymbol"/>
    </style:style>
    <style:style style:name="WW_CharLFO4LVL6" style:family="text">
      <style:text-properties style:font-name="OpenSymbol" style:font-name-complex="OpenSymbol"/>
    </style:style>
    <style:style style:name="WW_CharLFO4LVL7" style:family="text">
      <style:text-properties style:font-name="Symbol" style:font-name-complex="OpenSymbol"/>
    </style:style>
    <style:style style:name="WW_CharLFO4LVL8" style:family="text">
      <style:text-properties style:font-name="OpenSymbol" style:font-name-complex="OpenSymbol"/>
    </style:style>
    <style:style style:name="WW_CharLFO4LVL9" style:family="text">
      <style:text-properties style:font-name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15in" text:min-label-width="0.15in" text:list-level-position-and-space-mode="label-alignment">
          <style:list-level-label-alignment text:label-followed-by="listtab" fo:margin-left="0.3in" fo:text-indent="-0.1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15in" text:min-label-width="0.15in" text:list-level-position-and-space-mode="label-alignment">
          <style:list-level-label-alignment text:label-followed-by="listtab" fo:margin-left="0.3in" fo:text-indent="-0.1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15in" text:min-label-width="0.15in" text:list-level-position-and-space-mode="label-alignment">
          <style:list-level-label-alignment text:label-followed-by="listtab" fo:margin-left="0.3in" fo:text-indent="-0.1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15in" text:min-label-width="0.15in" text:list-level-position-and-space-mode="label-alignment">
          <style:list-level-label-alignment text:label-followed-by="listtab" fo:margin-left="0.3in" fo:text-indent="-0.15in"/>
        </style:list-level-properties>
        <style:text-properties style:font-name="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Textbody" style:family="paragraph">
      <style:paragraph-properties fo:margin-bottom="0in" fo:line-height="100%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Textbody" style:family="paragraph">
      <style:paragraph-properties fo:margin-bottom="0in" fo:line-height="100%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Textbody" style:family="paragraph">
      <style:paragraph-properties fo:margin-bottom="0in" fo:line-height="100%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footer>
        <text:p text:style-name="P2"><text:span text:style-name="T3">Address:<text:s/></text:span>4469 Drayton Lane – Oviedo, FL 32765<text:tab/><text:tab/></text:p>
        <text:p text:style-name="P4"><text:span text:style-name="T5">Phone:<text:s/></text:span>+1 (386) 852-0156<text:tab/><text:span text:style-name="T6">Email</text:span>:<text:s/><text:a xlink:href="mailto:jamiesgordon@gmail.com" office:target-frame-name="_top" xlink:show="replace">jamiesgordon@gmail.com</text:a></text:p>
        <text:p text:style-name="P7"><text:span text:style-name="T8">GitHub</text:span>:<text:s/><text:a xlink:href="http://github.com/gellaho" office:target-frame-name="_top" xlink:show="replace">http://github.com/gellaho</text:a><text:tab/><text:span text:style-name="T9">LinkedIn</text:span>:<text:s/><text:a xlink:href="https://www.linkedin.com/in/jamiesgordon/" office:target-frame-name="_top" xlink:show="replace">https://www.linkedin.com/in/jamiesgordon/</text:a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mie Gordon</dc:creator>
    <meta:creation-date>2018-03-28T18:41:00Z</meta:creation-date>
    <dc:date>2019-09-23T22:57:00Z</dc:date>
    <meta:template xlink:href="Normal.dotm" xlink:type="simple"/>
    <meta:editing-cycles>9</meta:editing-cycles>
    <meta:editing-duration>PT1980S</meta:editing-duration>
    <meta:document-statistic meta:page-count="2" meta:paragraph-count="8" meta:word-count="609" meta:character-count="4077" meta:row-count="28" meta:non-whitespace-character-count="3476"/>
  </office:meta>
</office:document-meta>
</file>